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8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7"/>
    <style:style style:name="ce11" style:family="table-cell" style:parent-style-name="Default" style:data-style-name="N127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7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oten [eV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-272.55395805" calcext:value-type="float">
            <text:p>-272.553958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272.49948915" calcext:value-type="float">
            <text:p>-272.4994891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-272.43832599" calcext:value-type="float">
            <text:p>-272.43832599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-272.41445866" calcext:value-type="float">
            <text:p>-272.41445866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-272.42936565" calcext:value-type="float">
            <text:p>-272.42936565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-272.43304965" calcext:value-type="float">
            <text:p>-272.4330496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-272.3994525" calcext:value-type="float">
            <text:p>-272.399452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-272.36530498" calcext:value-type="float">
            <text:p>-272.36530498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-272.36815725" calcext:value-type="float">
            <text:p>-272.36815725</text:p>
          </table:table-cell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4">
          <table:table-cell table:number-columns-repeated="2"/>
          <table:table-cell table:style-name="ce11"/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style-name="ce8" table:number-columns-repeated="2"/>
          <table:table-cell table:style-name="ce12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7:20:37.992428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57:24.595277122</meta:creation-date>
    <dc:date>2024-05-07T17:26:46.610740074</dc:date>
    <meta:editing-duration>P5DT18H10M42S</meta:editing-duration>
    <meta:editing-cycles>23</meta:editing-cycles>
    <meta:generator>LibreOffice/6.4.7.2$Linux_X86_64 LibreOffice_project/40$Build-2</meta:generator>
    <meta:document-statistic meta:table-count="1" meta:cell-count="30" meta:object-count="0"/>
  </office:meta>
</office:document-meta>
</file>